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4.471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linear regression time</text:p>
          </table:table-cell>
          <table:table-cell office:value-type="string" table:style-name="ce2">
            <text:p>linear multithread</text:p>
          </table:table-cell>
          <table:table-cell office:value-type="string" table:style-name="ce2">
            <text:p>MPI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0.115186384" table:style-name="ce3">
            <text:p>0.115186384</text:p>
          </table:table-cell>
          <table:table-cell office:value-type="float" office:value="1.361653008" table:style-name="ce3">
            <text:p>1.361653008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0.10073658100000001" table:style-name="ce3">
            <text:p>0.100736581</text:p>
          </table:table-cell>
          <table:table-cell office:value-type="float" office:value="1.3074314570000001" table:style-name="ce3">
            <text:p>1.307431457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0.107300387" table:style-name="ce3">
            <text:p>0.107300387</text:p>
          </table:table-cell>
          <table:table-cell office:value-type="float" office:value="1.389529665" table:style-name="ce3">
            <text:p>1.389529665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0.102563351" table:style-name="ce3">
            <text:p>0.102563351</text:p>
          </table:table-cell>
          <table:table-cell office:value-type="float" office:value="1.344041641" table:style-name="ce3">
            <text:p>1.344041641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0.107986455" table:style-name="ce3">
            <text:p>0.107986455</text:p>
          </table:table-cell>
          <table:table-cell office:value-type="float" office:value="1.3478074470000001" table:style-name="ce3">
            <text:p>1.347807447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0.102959101" table:style-name="ce3">
            <text:p>0.102959101</text:p>
          </table:table-cell>
          <table:table-cell office:value-type="float" office:value="1.383172093" table:style-name="ce3">
            <text:p>1.383172093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9.9660520000000002E-2" table:style-name="ce3">
            <text:p>0.09966052</text:p>
          </table:table-cell>
          <table:table-cell office:value-type="float" office:value="1.27217077" table:style-name="ce3">
            <text:p>1.27217077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0.10434270299999999" table:style-name="ce3">
            <text:p>0.104342703</text:p>
          </table:table-cell>
          <table:table-cell office:value-type="float" office:value="1.4117517660000001" table:style-name="ce3">
            <text:p>1.411751766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0.10465329800000001" table:style-name="ce3">
            <text:p>0.104653298</text:p>
          </table:table-cell>
          <table:table-cell office:value-type="float" office:value="1.3612693920000001" table:style-name="ce3">
            <text:p>1.361269392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0.101218708" table:style-name="ce3">
            <text:p>0.101218708</text:p>
          </table:table-cell>
          <table:table-cell office:value-type="float" office:value="1.4034855660000001" table:style-name="ce3">
            <text:p>1.403485566</text:p>
          </table:table-cell>
          <table:table-cell table:style-name="ce3"/>
          <table:table-cell table:number-columns-repeated="16381"/>
        </table:table-row>
        <table:table-row table:style-name="ro2">
          <table:table-cell table:number-columns-repeated="3" table:style-name="ce3"/>
          <table:table-cell table:number-columns-repeated="16381"/>
        </table:table-row>
        <table:table-row table:style-name="ro1">
          <table:table-cell office:value-type="string" table:style-name="ce2">
            <text:p>Mean Value(in sec):</text:p>
          </table:table-cell>
          <table:table-cell office:value-type="string" table:style-name="ce2">
            <text:p>Mean Value(in sec):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float" office:value="0.10466074880000001" table:formula="of:=AVERAGE([.A3:.A12])" table:style-name="ce4">
            <text:p>0.104660749</text:p>
          </table:table-cell>
          <table:table-cell office:value-type="float" office:value="1.3582312805000003" table:formula="of:=AVERAGE([.B3:.B12])" table:style-name="ce4">
            <text:p>1.358231281</text:p>
          </table:table-cell>
          <table:table-cell table:number-columns-repeated="16382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Deadpool</dc:creator>
    <meta:creation-date>2018-12-28T20:49:06Z</meta:creation-date>
    <dc:date>2019-01-05T13:44:04Z</dc:date>
    <meta:editing-cycles>4</meta:editing-cycles>
    <meta:editing-duration>PT1274S</meta:editing-duration>
  </office:meta>
</office:document-meta>
</file>